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9.922cm"/>
    </style:style>
    <style:style style:name="co5" style:family="table-column">
      <style:table-column-properties fo:break-before="auto" style:column-width="8.4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2.424cm" fo:break-before="auto" style:use-optimal-row-height="false"/>
    </style:style>
    <style:style style:name="ro5" style:family="table-row">
      <style:table-row-properties style:row-height="4.0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/>
      <style:text-properties fo:hyphenate="true"/>
    </style:style>
    <style:style style:name="ce2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Planilha1" table:style-name="ta1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row table:style-name="ro2">
          <table:table-cell office:value-type="string">
            <text:p>Regra</text:p>
          </table:table-cell>
          <table:table-cell table:style-name="Default" office:value-type="string">
            <text:p>Atual</text:p>
          </table:table-cell>
          <table:table-cell office:value-type="string">
            <text:p>Alterar </text:p>
          </table:table-cell>
        </table:table-row>
        <table:table-row table:style-name="ro4">
          <table:table-cell office:value-type="string">
            <text:p>Autonomia Valida</text:p>
          </table:table-cell>
          <table:table-cell table:style-name="ce1" office:value-type="string">
            <text:p>(ctx.get('VLC_ULTKM')==0)||(Long.parseLong(ctx.get('TRN_QUILOMETRAGEM'))-ctx.get('VLC_ULTKM')&gt;=ctx.get('VLC_AUTONOMIA')*ctx.get('VLC_TANQUE'))</text:p>
          </table:table-cell>
          <table:table-cell table:style-name="ce2" office:value-type="string">
            <text:p>(ctx.get('VLC_ULTKM')==0)||(Long.parseLong(ctx.get('TRN_QUILOMETRAGEM'))-ctx.get('VLC_ULTKM')&gt;=ctx.get('VLC_AUTONOMIA')*ctx.get('VLC_LITROS'))</text:p>
          </table:table-cell>
        </table:table-row>
        <table:table-row table:style-name="ro5">
          <table:table-cell office:value-type="string">
            <text:p>Combustivel Valido</text:p>
          </table:table-cell>
          <table:table-cell office:value-type="string">
            <text:p>(ctx.get('TRN_CODCOMB').equals('01') &amp;&amp; (ctx.get('VLC_COMBUSTIVEL').equals('GASOLINA') || ctx.get('VLC_COMBUSTIVEL').equals('BICOMBUSTIVEL')))||(ctx.get('TRN_CODCOMB').equals('02') &amp;&amp; (ctx.get('VLC_COMBUSTIVEL').equals('ALCOOL') || ctx.get('VLC_COMBUSTIVEL').equals('BICOMBUSTIVEL')))||((ctx.get('TRN_CODCOMB').equals('03') || ctx.get('TRN_CODCOMB').equals('04')) &amp;&amp; ctx.get('VLC_COMBUSTIVEL').equals('DIESEL')) </text:p>
          </table:table-cell>
          <table:table-cell table:style-name="ce2" office:value-type="string">
            <text:p>(ctx.get('TRN_CODCOMB').equals('01') &amp;&amp; (ctx.get('VLC_COMBUSTIVEL').equals('GASOLINA') || ctx.get('VLC_COMBUSTIVEL').equals('BICOMBUSTIVEL')))||(ctx.get('TRN_CODCOMB').equals('02') &amp;&amp; (ctx.get('VLC_COMBUSTIVEL').equals('ALCOOL') || ctx.get('VLC_COMBUSTIVEL').equals('BICOMBUSTIVEL')))||((ctx.get('TRN_CODCOMB').equals('03') || ctx.get('TRN_CODCOMB').equals('04')) &amp;&amp; ctx.get('VLC_COMBUSTIVEL').equals('DIESEL')) </text:p>
          </table:table-cell>
        </table:table-row>
        <table:table-row table:style-name="ro2" table:number-rows-repeated="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nilha2" table:style-name="ta1">
        <table:table-column table:style-name="co4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Leao</meta:initial-creator>
    <meta:creation-date>2013-07-04T11:55:38</meta:creation-date>
    <dc:date>2013-07-05T15:29:39</dc:date>
    <dc:creator>Luiz Leao</dc:creator>
    <meta:editing-duration>PT22M22S</meta:editing-duration>
    <meta:editing-cycles>5</meta:editing-cycles>
    <meta:generator>LibreOffice/3.5$Linux_X86_64 LibreOffice_project/350m1$Build-2</meta:generator>
    <meta:document-statistic meta:table-count="3" meta:cell-count="9" meta:object-count="0"/>
  </office:meta>
</office:document-meta>
</file>